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faea" officeooo:paragraph-rsid="0009faea"/>
    </style:style>
    <style:style style:name="P2" style:family="paragraph" style:parent-style-name="Text_20_body" style:list-style-name="L1">
      <style:text-properties officeooo:paragraph-rsid="0009faea"/>
    </style:style>
    <style:style style:name="P3" style:family="paragraph" style:parent-style-name="Text_20_body" style:list-style-name="L3">
      <style:text-properties officeooo:rsid="000a42c0" officeooo:paragraph-rsid="000a42c0"/>
    </style:style>
    <style:style style:name="P4" style:family="paragraph" style:parent-style-name="Text_20_body" style:list-style-name="L4">
      <style:text-properties officeooo:rsid="000a42c0" officeooo:paragraph-rsid="000a42c0"/>
    </style:style>
    <style:style style:name="P5" style:family="paragraph" style:parent-style-name="Text_20_body" style:list-style-name="L4">
      <style:text-properties fo:color="#ff0000" officeooo:rsid="000a42c0" officeooo:paragraph-rsid="000a42c0"/>
    </style:style>
    <style:style style:name="P6" style:family="paragraph" style:parent-style-name="Text_20_body" style:list-style-name="L4">
      <style:text-properties fo:color="#2a6099" officeooo:rsid="000a42c0" officeooo:paragraph-rsid="000a42c0"/>
    </style:style>
    <style:style style:name="P7" style:family="paragraph" style:parent-style-name="Text_20_body" style:list-style-name="L4">
      <style:text-properties fo:color="#ff860d" officeooo:rsid="000a42c0" officeooo:paragraph-rsid="000a42c0"/>
    </style:style>
    <style:style style:name="P8" style:family="paragraph" style:parent-style-name="Text_20_body">
      <style:text-properties officeooo:rsid="000b28ac" officeooo:paragraph-rsid="000b28ac"/>
    </style:style>
    <style:style style:name="P9" style:family="paragraph" style:parent-style-name="Text_20_body" style:list-style-name="L7">
      <style:text-properties officeooo:rsid="000b28ac" officeooo:paragraph-rsid="000b28ac"/>
    </style:style>
    <style:style style:name="P10" style:family="paragraph" style:parent-style-name="Text_20_body" style:list-style-name="L7">
      <style:text-properties officeooo:rsid="000d13a9" officeooo:paragraph-rsid="000d13a9"/>
    </style:style>
    <style:style style:name="T1" style:family="text">
      <style:text-properties officeooo:rsid="0009faea"/>
    </style:style>
    <style:style style:name="T2" style:family="text">
      <style:text-properties officeooo:rsid="000a42c0"/>
    </style:style>
    <style:style style:name="T3" style:family="text">
      <style:text-properties officeooo:rsid="000b28ac"/>
    </style:style>
    <style:style style:name="T4" style:family="text">
      <style:text-properties officeooo:rsid="000d13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dv: Migration auf NgRx</text:h>
      <text:p text:style-name="Text_20_body"/>
      <text:h text:style-name="Heading_20_2" text:outline-level="2"><text:span text:style-name="T1">Laden der </text:span>Konfiguration <text:span text:style-name="T2">(AppModule)</text:span></text:h>
      <text:list xml:id="list3687947332" text:style-name="L1">
        <text:list-item>
          <text:p text:style-name="P2"><text:span text:style-name="T1">Primär aus environments-Dateien</text:span></text:p>
        </text:list-item>
        <text:list-item>
          <text:p text:style-name="P2"><text:span text:style-name="T1">Sekundär generiert durch UserConfigService, wobei</text:span></text:p>
          <text:list>
            <text:list-item>
              <text:p text:style-name="P1">getConfig =&gt; Erzeugt initialen State</text:p>
            </text:list-item>
            <text:list-item>
              <text:p text:style-name="P1">getQueryFormat =&gt; Lädt einen Teil der Konfiguration als Type QueryFormat</text:p>
            </text:list-item>
          </text:list>
        </text:list-item>
      </text:list>
      <text:h text:style-name="Heading_20_3" text:outline-level="3">Actions</text:h>
      <text:p text:style-name="P8">Keine (wird nach Initialisierung nicht mehr geändert)</text:p>
      <text:h text:style-name="Heading_20_3" text:outline-level="3">Selectors</text:h>
      <text:list xml:id="list905356564" text:style-name="L7">
        <text:list-item>
          <text:p text:style-name="P9">GetConfiguration</text:p>
          <text:list>
            <text:list-item>
              <text:p text:style-name="P9">GetBasketConfiguration</text:p>
              <text:list>
                <text:list-item>
                  <text:p text:style-name="P9">GetQueryParams</text:p>
                  <text:list>
                    <text:list-item>
                      <text:p text:style-name="P9">GetSortField</text:p>
                    </text:list-item>
                    <text:list-item>
                      <text:p text:style-name="P9">GetSortDir</text:p>
                    </text:list-item>
                    <text:list-item>
                      <text:p text:style-name="P9">GetRows</text:p>
                    </text:list-item>
                  </text:list>
                </text:list-item>
              </text:list>
            </text:list-item>
            <text:list-item>
              <text:p text:style-name="P9">GetQueryParams</text:p>
              <text:list>
                <text:list-item>
                  <text:p text:style-name="P9">GetRows</text:p>
                </text:list-item>
              </text:list>
            </text:list-item>
            <text:list-item>
              <text:p text:style-name="P9">GetFacetFields <text:span text:style-name="T4">(Array / Objekt)</text:span></text:p>
              <text:list>
                <text:list-item>
                  <text:p text:style-name="P10">GetOperators (Array / Objekt)</text:p>
                </text:list-item>
              </text:list>
            </text:list-item>
            <text:list-item>
              <text:p text:style-name="P10">GetFilterFields (Array / Objekt)</text:p>
              <text:list>
                <text:list-item>
                  <text:p text:style-name="P10">GetOptions (Array / Objekt)</text:p>
                </text:list-item>
                <text:list-item>
                  <text:p text:style-name="P10">GetLabel</text:p>
                </text:list-item>
              </text:list>
            </text:list-item>
            <text:list-item>
              <text:p text:style-name="P10">GetRangeFields (Array / Objekt)</text:p>
              <text:list>
                <text:list-item>
                  <text:p text:style-name="P10">GetLabel</text:p>
                </text:list-item>
                <text:list-item>
                  <text:p text:style-name="P10"/>
                </text:list-item>
              </text:list>
            </text:list-item>
          </text:list>
        </text:list-item>
      </text:list>
      <text:h text:style-name="Heading_20_2" text:outline-level="2"><text:soft-page-break/>Laden der Daten <text:span text:style-name="T2">(AppModule)</text:span></text:h>
      <text:h text:style-name="Heading_20_3" text:outline-level="3">Möglichkeiten</text:h>
      <text:list xml:id="list2539489509" text:style-name="L3">
        <text:list-item>
          <text:p text:style-name="P3">Enkodierte Suche (in URL)</text:p>
        </text:list-item>
        <text:list-item>
          <text:p text:style-name="P3">Aus localStorage</text:p>
        </text:list-item>
        <text:list-item>
          <text:p text:style-name="P3">Neue Suche</text:p>
        </text:list-item>
      </text:list>
      <text:h text:style-name="Heading_20_3" text:outline-level="3">Actions</text:h>
      <text:list xml:id="list2880459163" text:style-name="L4">
        <text:list-item>
          <text:p text:style-name="P5">UPDATE_QUERY (payload: {query: QueryFormat})</text:p>
        </text:list-item>
        <text:list-item>
          <text:p text:style-name="P6">QUERY_SUCCESS (payload: {response: <text:span text:style-name="T3">any})</text:span></text:p>
        </text:list-item>
        <text:list-item>
          <text:p text:style-name="P7">QUERY_ERROR <text:span text:style-name="T3">(payload: {error: any})</text:span></text:p>
        </text:list-item>
        <text:list-item>
          <text:p text:style-name="P4"/>
        </text:list-item>
      </text:list>
      <text:h text:style-name="Heading_20_2" text:outline-level="2">Formularelemente <text:span text:style-name="T2">(SearchFormModule)</text:span></text:h>
      <text:p text:style-name="Text_20_body"/>
      <text:h text:style-name="Heading_20_2" text:outline-level="2">Resultateliste <text:span text:style-name="T2">(SearchFormModule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57:49.078831476</meta:creation-date>
    <dc:date>2018-10-15T16:33:13.842590027</dc:date>
    <meta:editing-duration>PT4M34S</meta:editing-duration>
    <meta:editing-cycles>1</meta:editing-cycles>
    <meta:document-statistic meta:table-count="0" meta:image-count="0" meta:object-count="0" meta:page-count="2" meta:paragraph-count="37" meta:word-count="127" meta:character-count="895" meta:non-whitespace-character-count="830"/>
    <meta:generator>LibreOffice/6.1.0.3$Linux_X86_64 LibreOffice_project/10$Build-3</meta:generator>
  </office:meta>
</office:document-meta>
</file>